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2pt" style:font-size-asian="12pt" style:font-size-complex="12pt"/>
    </style:style>
    <style:style style:name="P4" style:family="paragraph" style:parent-style-name="Standard">
      <style:text-properties style:font-name="Envy Code R VS" fo:font-size="12pt" fo:font-style="normal" style:font-size-asian="12pt" style:font-style-asian="normal" style:font-size-complex="12pt" style:font-style-complex="normal"/>
    </style:style>
    <style:style style:name="P5"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6"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7"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8"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9"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0"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1"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2"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3"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14" style:family="paragraph" style:parent-style-name="Standard">
      <style:paragraph-properties fo:background-color="#000000">
        <style:background-image/>
      </style:paragraph-properties>
      <style:text-properties fo:font-size="10pt" style:font-size-asian="10pt" style:font-size-complex="10pt"/>
    </style:style>
    <style:style style:name="P15"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6" style:family="paragraph" style:parent-style-name="Standard">
      <style:paragraph-properties fo:background-color="#000000" style:text-autospace="none">
        <style:background-image/>
      </style:paragraph-properties>
    </style:style>
    <style:style style:name="P17"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18"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19" style:family="paragraph" style:parent-style-name="Standard">
      <style:text-properties style:font-name="Envy Code R VS" fo:font-size="10pt" fo:font-style="normal" style:font-size-asian="10pt" style:font-style-asian="normal" style:font-size-complex="10pt" style:font-style-complex="normal"/>
    </style:style>
    <style:style style:name="P20"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21"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22"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23"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4"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25"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26" style:family="paragraph" style:parent-style-name="Standard" style:list-style-name="">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T1" style:family="text">
      <style:text-properties style:text-underline-style="solid" style:text-underline-width="auto" style:text-underline-color="font-color"/>
    </style:style>
    <style:style style:name="T2" style:family="text">
      <style:text-properties fo:color="#8ac6f2" style:font-name="Consolas" style:font-name-asian="Consolas" style:font-name-complex="Consolas"/>
    </style:style>
    <style:style style:name="T3" style:family="text">
      <style:text-properties fo:color="#8ac6f2" style:font-name="Consolas" fo:font-style="normal" style:font-name-asian="Consolas" style:font-style-asian="normal" style:font-name-complex="Consolas" style:font-style-complex="normal"/>
    </style:style>
    <style:style style:name="T4" style:family="text">
      <style:text-properties fo:color="#8ac6f2" style:font-name="Consolas" fo:font-weight="normal" style:font-name-asian="Consolas" style:font-weight-asian="normal" style:font-name-complex="Consolas" style:font-weight-complex="normal"/>
    </style:style>
    <style:style style:name="T5" style:family="text">
      <style:text-properties fo:color="#8ac6f2" style:font-name="Consolas" fo:font-size="10pt" style:font-name-asian="Consolas" style:font-size-asian="10pt" style:font-name-complex="Consolas" style:font-size-complex="10pt"/>
    </style:style>
    <style:style style:name="T6" style:family="text">
      <style:text-properties fo:color="#8ac6f2" fo:language="zxx" fo:country="none"/>
    </style:style>
    <style:style style:name="T7" style:family="text">
      <style:text-properties fo:color="#8ac6f2" fo:language="zxx" fo:country="none" fo:font-style="normal" style:font-style-asian="normal" style:font-style-complex="normal"/>
    </style:style>
    <style:style style:name="T8" style:family="text">
      <style:text-properties fo:color="#e8f3f6" style:font-name="Consolas" style:font-name-asian="Consolas" style:font-name-complex="Consolas"/>
    </style:style>
    <style:style style:name="T9" style:family="text">
      <style:text-properties fo:color="#e8f3f6" style:font-name="Consolas" fo:font-weight="normal" style:font-name-asian="Consolas" style:font-weight-asian="normal" style:font-name-complex="Consolas" style:font-weight-complex="normal"/>
    </style:style>
    <style:style style:name="T10" style:family="text">
      <style:text-properties fo:color="#e8f3f6" style:font-name="Consolas" fo:font-style="normal" style:font-name-asian="Consolas" style:font-style-asian="normal" style:font-name-complex="Consolas" style:font-style-complex="normal"/>
    </style:style>
    <style:style style:name="T11" style:family="text">
      <style:text-properties fo:color="#e8f3f6" style:font-name="Consolas" fo:font-size="10pt" style:font-name-asian="Consolas" style:font-size-asian="10pt" style:font-name-complex="Consolas" style:font-size-complex="10pt"/>
    </style:style>
    <style:style style:name="T12" style:family="text">
      <style:text-properties fo:color="#e8f3f6" fo:language="zxx" fo:country="none"/>
    </style:style>
    <style:style style:name="T13" style:family="text">
      <style:text-properties fo:color="#e8f3f6" fo:language="zxx" fo:country="none" fo:font-style="normal" style:font-style-asian="normal" style:font-style-complex="normal"/>
    </style:style>
    <style:style style:name="T14" style:family="text">
      <style:text-properties fo:color="#e5786d" style:font-name="Consolas" style:font-name-asian="Consolas" style:font-name-complex="Consolas"/>
    </style:style>
    <style:style style:name="T15" style:family="text">
      <style:text-properties fo:color="#e5786d" style:font-name="Consolas" fo:font-style="normal" style:font-name-asian="Consolas" style:font-style-asian="normal" style:font-name-complex="Consolas" style:font-style-complex="normal"/>
    </style:style>
    <style:style style:name="T16" style:family="text">
      <style:text-properties fo:color="#e5786d" style:font-name="Consolas" fo:font-weight="normal" style:font-name-asian="Consolas" style:font-weight-asian="normal" style:font-name-complex="Consolas" style:font-weight-complex="normal"/>
    </style:style>
    <style:style style:name="T17" style:family="text">
      <style:text-properties fo:color="#e5786d" fo:language="zxx" fo:country="none"/>
    </style:style>
    <style:style style:name="T18" style:family="text">
      <style:text-properties fo:color="#e5786d" fo:language="zxx" fo:country="none" fo:font-style="normal" style:font-style-asian="normal" style:font-style-complex="normal"/>
    </style:style>
    <style:style style:name="T19" style:family="text">
      <style:text-properties fo:color="#cae682" style:font-name="Consolas" style:font-name-asian="Consolas" style:font-name-complex="Consolas"/>
    </style:style>
    <style:style style:name="T20" style:family="text">
      <style:text-properties fo:color="#cae682" style:font-name="Consolas" fo:font-style="normal" style:font-name-asian="Consolas" style:font-style-asian="normal" style:font-name-complex="Consolas" style:font-style-complex="normal"/>
    </style:style>
    <style:style style:name="T21" style:family="text">
      <style:text-properties fo:color="#cae682" style:font-name="Consolas" fo:font-weight="normal" style:font-name-asian="Consolas" style:font-weight-asian="normal" style:font-name-complex="Consolas" style:font-weight-complex="normal"/>
    </style:style>
    <style:style style:name="T22" style:family="text">
      <style:text-properties fo:color="#cae682" fo:language="zxx" fo:country="none"/>
    </style:style>
    <style:style style:name="T23" style:family="text">
      <style:text-properties fo:color="#cae682" fo:language="zxx" fo:country="none" fo:font-style="normal" style:font-style-asian="normal" style:font-style-complex="normal"/>
    </style:style>
    <style:style style:name="T24"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25" style:family="text">
      <style:text-properties fo:color="#00008b" style:font-name="Consolas" fo:font-weight="bold" style:font-name-asian="Consolas" style:font-weight-asian="bold" style:font-name-complex="Consolas"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color="#8b9699" style:font-name="Consolas" fo:font-size="11pt" style:font-name-asian="Consolas" style:font-size-asian="11pt" style:font-name-complex="Consolas" style:font-size-complex="11pt"/>
    </style:style>
    <style:style style:name="T29" style:family="text">
      <style:text-properties fo:color="#8b9699" style:font-name="Consolas" style:font-name-asian="Consolas" style:font-name-complex="Consolas"/>
    </style:style>
    <style:style style:name="T30" style:family="text">
      <style:text-properties fo:color="#8b9699" style:font-name="Consolas" fo:font-size="10pt" style:font-name-asian="Consolas" style:font-size-asian="10pt" style:font-name-complex="Consolas" style:font-size-complex="10pt"/>
    </style:style>
    <style:style style:name="T31" style:family="text">
      <style:text-properties style:font-name="Envy Code R VS" fo:font-size="10pt" fo:font-style="normal" style:font-size-asian="10pt" style:font-style-asian="normal" style:font-size-complex="10pt" style:font-style-complex="normal"/>
    </style:style>
    <style:style style:name="T32" style:family="text">
      <style:text-properties style:font-name="Envy Code R VS" fo:font-size="10pt" fo:font-style="italic" style:font-size-asian="10pt" style:font-style-asian="italic" style:font-size-complex="10pt"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5"><text:span text:style-name="T2">namespace</text:span><text:span text:style-name="T8"> dddsample.domain.shared</text:span></text:p>
      <text:p text:style-name="P8">{</text:p>
      <text:p text:style-name="P15"><text:span text:style-name="T8"><text:s text:c="4"/></text:span><text:span text:style-name="T2">public</text:span><text:span text:style-name="T8"> </text:span><text:span text:style-name="T2">interface</text:span><text:span text:style-name="T8"> </text:span><text:span text:style-name="T14">IValueObject</text:span><text:span text:style-name="T8">&lt;T&gt;</text:span></text:p>
      <text:p text:style-name="P8"><text:s text:c="4"/>{</text:p>
      <text:p text:style-name="P15"><text:span text:style-name="T8"><text:s text:c="8"/></text:span><text:span text:style-name="T2">bool</text:span><text:span text:style-name="T8"> SameValueAs(T other);</text:span></text:p>
      <text:p text:style-name="P8"><text:s text:c="4"/>}</text:p>
      <text:p text:style-name="P9">}</text:p>
      <text:p text:style-name="P1"/>
      <text:p text:style-name="P1">de forma que una clase que quiera implementar esta interface, tendira esta apariencia:</text:p>
      <text:p text:style-name="P1"/>
      <text:p text:style-name="P15"><text:span text:style-name="T2">public</text:span><text:span text:style-name="T8"> </text:span><text:span text:style-name="T2">class</text:span><text:span text:style-name="T8"> </text:span><text:span text:style-name="T19">PruebaValueObject</text:span><text:span text:style-name="T8"> : </text:span><text:span text:style-name="T14">IValueObject</text:span><text:span text:style-name="T8">&lt;</text:span><text:span text:style-name="T19">PruebaValueObject</text:span><text:span text:style-name="T8">&gt; </text:span></text:p>
      <text:p text:style-name="P8">{</text:p>
      <text:p text:style-name="P15"><text:span text:style-name="T8"><text:s text:c="4"/></text:span><text:span text:style-name="T2">public</text:span><text:span text:style-name="T8"> </text:span><text:span text:style-name="T2">bool</text:span><text:span text:style-name="T8"> SameValueAs(</text:span><text:span text:style-name="T19">PruebaValueObject</text:span><text:span text:style-name="T8"> other)</text:span></text:p>
      <text:p text:style-name="P8"><text:s text:c="4"/>{</text:p>
      <text:p text:style-name="P15"><text:span text:style-name="T8"><text:s text:c="8"/></text:span><text:span text:style-name="T2">throw</text:span><text:span text:style-name="T8"> </text:span><text:span text:style-name="T2">new</text:span><text:span text:style-name="T8"> </text:span><text:span text:style-name="T25">NotImplementedException</text:span><text:span text:style-name="T9">();</text:span></text:p>
      <text:p text:style-name="P9"><text:s text:c="4"/>}</text:p>
      <text:p text:style-name="P9">}</text:p>
      <text:p text:style-name="P1"/>
      <text:p text:style-name="P1">hasta aqui todo parece ir bien, pero sin embargo, hay algo que no acaba de encajar. Ese algo es el nombre del metodo <text:span text:style-name="T26">SameValueAs</text:span><text:span text:style-name="T27">. Pero mejor vamos paso a paso para poder entender el porque de las decisiones que estamos a punto de tomar.</text:span></text:p>
      <text:p text:style-name="P2"/>
      <text:p text:style-name="P1"><text:span text:style-name="T27">La clase </text:span><text:span text:style-name="T26">PruebaValueObject</text:span><text:span text:style-name="T27"> no sale de la nada. Si nos planteamos seguir los preceptos del BDD, es comprensible que a la hora de escribir el codigo de </text:span><text:span text:style-name="T26">IValueObject&lt;T&gt;</text:span><text:span text:style-name="T27">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26">Biblia Azul</text:span><text:span text:style-name="T27"> llamado </text:span><text:span text:style-name="T26">Intention-Revealing Interfaces</text:span><text:span text:style-name="T27">.</text:span></text:p>
      <text:p text:style-name="P2"/>
      <text:p text:style-name="P1"><text:span text:style-name="T27">Pero, ¿podemos hacer ese mismo razonamiento para </text:span><text:span text:style-name="T26">PruebaValueObject</text:span><text:span text:style-name="T27">?</text:span></text:p>
      <text:p text:style-name="P2"/>
      <text:p text:style-name="P1"><text:span text:style-name="T27">La respuesta es un NO rotundo. Hace falta esa Spec que justifique el comportamiento de <text:s/></text:span><text:span text:style-name="T26">PruebaValueObject</text:span><text:span text:style-name="T27">. Asi que, vamos a escribir esa Spec:</text:span></text:p>
      <text:p text:style-name="P2"/>
      <text:p text:style-name="P5"><text:span text:style-name="T3">public</text:span><text:span text:style-name="T10"> </text:span><text:span text:style-name="T3">class</text:span><text:span text:style-name="T10"> </text:span><text:span text:style-name="T20">concern</text:span><text:span text:style-name="T10"> : </text:span><text:span text:style-name="T20">Observes</text:span><text:span text:style-name="T10">&lt;</text:span><text:span text:style-name="T15">IValueObject</text:span><text:span text:style-name="T10">&lt;</text:span><text:span text:style-name="T20">PruebaValueObject</text:span><text:span text:style-name="T10">&gt;,</text:span><text:span text:style-name="T20">PruebaValueObject</text:span><text:span text:style-name="T10">&gt;{}</text:span></text:p>
      <text:p text:style-name="P8"/>
      <text:p text:style-name="P15"><text:span text:style-name="T2">public</text:span><text:span text:style-name="T8"> </text:span><text:span text:style-name="T2">class</text:span><text:span text:style-name="T8"> </text:span><text:span text:style-name="T19">when_asked_to_compare_two_pruebavalueobjects_that_have_the_same_value</text:span><text:span text:style-name="T8"> : </text:span><text:span text:style-name="T19">concern</text:span></text:p>
      <text:p text:style-name="P8">{</text:p>
      <text:p text:style-name="P15"><text:span text:style-name="T8"><text:s text:c="4"/></text:span><text:span text:style-name="T14">Establish</text:span><text:span text:style-name="T8"> context = () =&gt;</text:span></text:p>
      <text:p text:style-name="P8"><text:s text:c="4"/>{</text:p>
      <text:p text:style-name="P15"><text:span text:style-name="T8"><text:s text:c="8"/>the_other = </text:span><text:span text:style-name="T2">new</text:span><text:span text:style-name="T8"> </text:span><text:span text:style-name="T19">PruebaValueObject</text:span><text:span text:style-name="T8">();</text:span></text:p>
      <text:p text:style-name="P16"><text:s text:c="8"/><text:span text:style-name="T28">//</text:span><text:span text:style-name="T24">todo: le damos los valores adecuados.</text:span></text:p>
      <text:p text:style-name="P8"><text:s text:c="4"/>};</text:p>
      <text:p text:style-name="P8"/>
      <text:p text:style-name="P15"><text:span text:style-name="T8"><text:s text:c="4"/></text:span><text:span text:style-name="T14">Because</text:span><text:span text:style-name="T8"> of = () =&gt; result = sut.SameValueAs(theOther);</text:span></text:p>
      <text:p text:style-name="P8"><text:s text:c="8"/></text:p>
      <text:p text:style-name="P15"><text:span text:style-name="T8"><text:s text:c="4"/></text:span><text:span text:style-name="T14">It</text:span><text:span text:style-name="T8"> should_recognize_the_equality = () =&gt; result.ShouldEqual(</text:span><text:span text:style-name="T2">true</text:span><text:span text:style-name="T8">);</text:span></text:p>
      <text:p text:style-name="P8"><text:s text:c="8"/></text:p>
      <text:p text:style-name="P15"><text:soft-page-break/><text:span text:style-name="T8"><text:s text:c="4"/></text:span><text:span text:style-name="T2">static</text:span><text:span text:style-name="T8"> </text:span><text:span text:style-name="T2">bool</text:span><text:span text:style-name="T8"> result;</text:span></text:p>
      <text:p text:style-name="P15"><text:span text:style-name="T8"><text:s text:c="4"/></text:span><text:span text:style-name="T2">static</text:span><text:span text:style-name="T8"> </text:span><text:span text:style-name="T19">PruebaValueObject</text:span><text:span text:style-name="T8"> theOther;</text:span></text:p>
      <text:p text:style-name="P8">}</text:p>
      <text:p text:style-name="P2"/>
      <text:p text:style-name="P2">Sin entrar en demasiados detalles que no son importantes para nuestro razonamiento (en concreto los relativos al incompleto bloque ESTABLISH), debemos fijarnos en:</text:p>
      <text:p text:style-name="P2"/>
      <text:p text:style-name="P6"><text:span text:style-name="T15">Because</text:span><text:span text:style-name="T10"> of = () =&gt; result = sut.SameValueAs(theOther);</text:span></text:p>
      <text:p text:style-name="P2"/>
      <text:p text:style-name="P1"><text:span text:style-name="T27">que es donde ejecutamos el </text:span><text:span text:style-name="T26">System Under Test</text:span><text:span text:style-name="T27">.</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1">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0">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2375443" text:style-name="L1">
        <text:list-item>
          <text:p text:style-name="P20">metodos</text:p>
        </text:list-item>
        <text:list-item>
          <text:p text:style-name="P20">propiedades</text:p>
        </text:list-item>
        <text:list-item>
          <text:p text:style-name="P20">eventos</text:p>
        </text:list-item>
        <text:list-item>
          <text:p text:style-name="P20">variables locales</text:p>
        </text:list-item>
        <text:list-item>
          <text:p text:style-name="P20">constantes locales</text:p>
        </text:list-item>
        <text:list-item>
          <text:p text:style-name="P20">parametros</text:p>
        </text:list-item>
        <text:list-item>
          <text:p text:style-name="P20">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5"><text:span text:style-name="T14">Because</text:span><text:span text:style-name="T8"> of = () =&gt; result = sut.has_the_same_value_as(the_other);</text:span></text:p>
      <text:p text:style-name="P1"/>
      <text:p text:style-name="P2">version mas legible, en nuestra humilde opinion.</text:p>
      <text:p text:style-name="P2"/>
      <text:p text:style-name="P2">En el contexto de la Spec:</text:p>
      <text:p text:style-name="P2"/>
      <text:p text:style-name="P7"><text:span text:style-name="T2">public</text:span><text:span text:style-name="T8"> </text:span><text:span text:style-name="T2">class</text:span><text:span text:style-name="T8"> </text:span><text:span text:style-name="T19">concern</text:span><text:span text:style-name="T8"> : </text:span><text:span text:style-name="T19">Observes</text:span><text:span text:style-name="T8">&lt;</text:span><text:span text:style-name="T14">IValueObject</text:span><text:span text:style-name="T8">&lt;</text:span><text:span text:style-name="T19">PruebaValueObject</text:span><text:span text:style-name="T8">&gt;,</text:span><text:span text:style-name="T19">PruebaValueObject</text:span><text:span text:style-name="T8">&gt;{}</text:span></text:p>
      <text:p text:style-name="P8"/>
      <text:p text:style-name="P15"><text:span text:style-name="T2">public</text:span><text:span text:style-name="T8"> </text:span><text:span text:style-name="T2">class</text:span><text:span text:style-name="T8"> </text:span><text:span text:style-name="T19">when_asked_to_compare_two_pruebavalueobjects_that_have_the_same_value</text:span><text:span text:style-name="T8"> : </text:span><text:span text:style-name="T19">concern</text:span></text:p>
      <text:p text:style-name="P8">{</text:p>
      <text:p text:style-name="P15"><text:span text:style-name="T8"><text:s text:c="4"/></text:span><text:span text:style-name="T14">Establish</text:span><text:span text:style-name="T8"> context = () =&gt;</text:span></text:p>
      <text:p text:style-name="P8"><text:s text:c="4"/>{</text:p>
      <text:p text:style-name="P15"><text:span text:style-name="T8"><text:s text:c="8"/>the_other = </text:span><text:span text:style-name="T2">new</text:span><text:span text:style-name="T8"> </text:span><text:span text:style-name="T19">PruebaValueObject</text:span><text:span text:style-name="T8">();</text:span></text:p>
      <text:p text:style-name="P15"><text:span text:style-name="T8"><text:s text:c="8"/></text:span><text:span text:style-name="T29">//</text:span><text:span text:style-name="T25">todo: le damos los valores adecuados.</text:span></text:p>
      <text:p text:style-name="P9"><text:s text:c="4"/>};</text:p>
      <text:p text:style-name="P9"/>
      <text:p text:style-name="P15"><text:span text:style-name="T9"><text:s text:c="4"/></text:span><text:span text:style-name="T16">Because</text:span><text:span text:style-name="T9"> of = () =&gt; result = sut.has_the_same_value_as(the_other);</text:span></text:p>
      <text:p text:style-name="P9"><text:s text:c="8"/></text:p>
      <text:p text:style-name="P15"><text:soft-page-break/><text:span text:style-name="T9"><text:s text:c="4"/></text:span><text:span text:style-name="T16">It</text:span><text:span text:style-name="T9"> should_recognize_the_equality = () =&gt; result.ShouldEqual(</text:span><text:span text:style-name="T4">true</text:span><text:span text:style-name="T9">);</text:span></text:p>
      <text:p text:style-name="P9"><text:s text:c="8"/></text:p>
      <text:p text:style-name="P15"><text:span text:style-name="T9"><text:s text:c="4"/></text:span><text:span text:style-name="T4">static</text:span><text:span text:style-name="T9"> </text:span><text:span text:style-name="T4">bool</text:span><text:span text:style-name="T9"> result;</text:span></text:p>
      <text:p text:style-name="P15"><text:span text:style-name="T9"><text:s text:c="4"/></text:span><text:span text:style-name="T4">static</text:span><text:span text:style-name="T9"> </text:span><text:span text:style-name="T21">PruebaValueObject</text:span><text:span text:style-name="T9"> the_other;</text:span></text:p>
      <text:p text:style-name="P9">}</text:p>
      <text:p text:style-name="P1"/>
      <text:p text:style-name="P1">Por lo tanto, retomando el argumento original que nos llevo a cuestionarnos el nombre del metodo <text:span text:style-name="T26">SameValueAs</text:span> de la interface <text:span text:style-name="T26">IValueObject&lt;T&gt;</text:span>, el resultado final seria algo asi:</text:p>
      <text:p text:style-name="P1"/>
      <text:p text:style-name="P5"><text:span text:style-name="T2">namespace</text:span><text:span text:style-name="T8"> dddsample.domain.shared</text:span></text:p>
      <text:p text:style-name="P8">{</text:p>
      <text:p text:style-name="P15"><text:span text:style-name="T8"><text:s text:c="4"/></text:span><text:span text:style-name="T2">public</text:span><text:span text:style-name="T8"> </text:span><text:span text:style-name="T2">interface</text:span><text:span text:style-name="T8"> </text:span><text:span text:style-name="T14">IValueObject</text:span><text:span text:style-name="T8">&lt;T&gt;</text:span></text:p>
      <text:p text:style-name="P8"><text:s text:c="4"/>{</text:p>
      <text:p text:style-name="P15"><text:span text:style-name="T8"><text:s text:c="8"/></text:span><text:span text:style-name="T2">bool</text:span><text:span text:style-name="T8"> has_the_same_value_as(T the_other);</text:span></text:p>
      <text:p text:style-name="P8"><text:s text:c="4"/>}</text:p>
      <text:p text:style-name="P8">}</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5"><text:span text:style-name="T2">public</text:span><text:span text:style-name="T8"> </text:span><text:span text:style-name="T2">bool</text:span><text:span text:style-name="T8"> Equals(</text:span><text:span text:style-name="T2">object</text:span><text:span text:style-name="T8"> obj) {}</text:span></text:p>
      <text:p text:style-name="P1"/>
      <text:p text:style-name="P1">Pero esa es una cuestion diferente a la aqui planteada.</text:p>
      <text:p text:style-name="P1"/>
      <text:p text:style-name="P1">TODO: ¿Que aproximacion utiliza el CodeCampServer?</text:p>
      <text:p text:style-name="P1"/>
      <text:p text:style-name="P3"><text:span text:style-name="T1">Completando la Interface IValueObject&lt;T&gt;</text:span>:</text:p>
      <text:p text:style-name="P1"/>
      <text:p text:style-name="P1">Completamos la interface IValueObject&lt;T&gt; con un nuevo metodo que permita la copia del mismo.</text:p>
      <text:p text:style-name="P1"/>
      <text:p text:style-name="P5"><text:span text:style-name="T2">namespace</text:span><text:span text:style-name="T8"> dddsample.domain.shared</text:span></text:p>
      <text:p text:style-name="P8">{</text:p>
      <text:p text:style-name="P15"><text:span text:style-name="T8"><text:s text:c="4"/></text:span><text:span text:style-name="T2">public</text:span><text:span text:style-name="T8"> </text:span><text:span text:style-name="T2">interface</text:span><text:span text:style-name="T8"> </text:span><text:span text:style-name="T14">IValueObject</text:span><text:span text:style-name="T8">&lt;T&gt;</text:span></text:p>
      <text:p text:style-name="P8"><text:s text:c="4"/>{</text:p>
      <text:p text:style-name="P15"><text:span text:style-name="T8"><text:s text:c="8"/></text:span><text:span text:style-name="T2">bool</text:span><text:span text:style-name="T8"> has_the_same_value_as(T the_other);</text:span></text:p>
      <text:p text:style-name="P8"><text:s text:c="8"/>T copy_into_this();</text:p>
      <text:p text:style-name="P8"><text:s text:c="4"/>}</text:p>
      <text:p text:style-name="P8">}</text:p>
      <text:p text:style-name="P1"/>
      <text:p text:style-name="P1">Nuevamente, destacar la utilizacion del formato "all_lower", a la hora de nombrar el metodo <text:span text:style-name="T26">copy_into_this()</text:span><text:span text:style-name="T27">.</text:span></text:p>
      <text:p text:style-name="P2"/>
      <text:p text:style-name="P2">Con esto finalizamos el codigo necesario para definir un DDD_Value_Object:</text:p>
      <text:p text:style-name="P2"/>
      <text:list xml:id="list32388173" text:style-name="L2">
        <text:list-item>
          <text:p text:style-name="P21">Debe proveernos de un mecanismo para averiguar si dos DDD_Value_Objects son iguales (y los son si almacenan el mismo valor).</text:p>
        </text:list-item>
        <text:list-item>
          <text:p text:style-name="P21">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14"><text:span text:style-name="T3">namespace</text:span><text:span text:style-name="T10"> dddsample.domain.shared</text:span></text:p>
      <text:p text:style-name="P8">{</text:p>
      <text:p text:style-name="P15"><text:span text:style-name="T8"><text:s text:c="4"/></text:span><text:span text:style-name="T2">public</text:span><text:span text:style-name="T8"> </text:span><text:span text:style-name="T2">interface</text:span><text:span text:style-name="T8"> </text:span><text:span text:style-name="T14">IValueObject</text:span><text:span text:style-name="T8">&lt;T&gt;</text:span></text:p>
      <text:p text:style-name="P8"><text:s text:c="4"/>{</text:p>
      <text:p text:style-name="P15"><text:span text:style-name="T8"><text:s text:c="8"/></text:span><text:span text:style-name="T2">///</text:span><text:span text:style-name="T29"> </text:span><text:span text:style-name="T2">&lt;summary&gt;</text:span></text:p>
      <text:p text:style-name="P16"><text:span text:style-name="T11"><text:s text:c="8"/></text:span><text:span text:style-name="T5">///</text:span><text:span text:style-name="T30"> Value objects compare by the values of their attributes,</text:span></text:p>
      <text:p text:style-name="P16"><text:span text:style-name="T30"><text:s text:c="8"/></text:span><text:span text:style-name="T5">///</text:span><text:span text:style-name="T30"> they don't have an identity.</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param name=</text:span><text:span text:style-name="T14">"the_other"</text:span><text:span text:style-name="T2">&gt;</text:span><text:span text:style-name="T29">The other value object.</text:span><text:span text:style-name="T2">&lt;/param&gt;</text:span></text:p>
      <text:p text:style-name="P15"><text:span text:style-name="T8"><text:s text:c="8"/></text:span><text:span text:style-name="T2">///</text:span><text:span text:style-name="T29"> </text:span><text:span text:style-name="T2">&lt;returns&gt;&lt;code&gt;</text:span><text:span text:style-name="T29">true</text:span><text:span text:style-name="T2">&lt;/code&gt;</text:span><text:span text:style-name="T29"> if the given value object's and</text:span></text:p>
      <text:p text:style-name="P15"><text:span text:style-name="T2"><text:s text:c="8"/>///</text:span><text:span text:style-name="T29"> this value object's attributes are the same.</text:span><text:span text:style-name="T2">&lt;/returns&gt;</text:span></text:p>
      <text:p text:style-name="P15"><text:span text:style-name="T8"><text:s text:c="8"/></text:span><text:span text:style-name="T2">bool</text:span><text:span text:style-name="T8"> has_the_same_value_as(T the_other);</text:span></text:p>
      <text:p text:style-name="P8"><text:s text:c="8"/></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Value objects can be freely copied.</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returns&gt;</text:span><text:span text:style-name="T29">A safe, deep copy of this value object.</text:span><text:span text:style-name="T2">&lt;/returns&gt;</text:span></text:p>
      <text:p text:style-name="P8"><text:s text:c="8"/>T copy_into_this();</text:p>
      <text:p text:style-name="P8"><text:s text:c="4"/>}</text:p>
      <text:p text:style-name="P8">}</text:p>
      <text:p text:style-name="P2"/>
      <text:p text:style-name="P5"><text:span text:style-name="T2">namespace</text:span><text:span text:style-name="T8"> dddsample.domain.shared</text:span></text:p>
      <text:p text:style-name="P8">{</text:p>
      <text:p text:style-name="P15"><text:span text:style-name="T8"><text:s text:c="4"/></text:span><text:span text:style-name="T2">public</text:span><text:span text:style-name="T8"> </text:span><text:span text:style-name="T2">interface</text:span><text:span text:style-name="T8"> </text:span><text:span text:style-name="T14">IValueObject</text:span><text:span text:style-name="T8">&lt;T&gt;</text:span></text:p>
      <text:p text:style-name="P8"><text:s text:c="4"/>{</text:p>
      <text:p text:style-name="P15"><text:span text:style-name="T8"><text:s text:c="8"/></text:span><text:span text:style-name="T2">bool</text:span><text:span text:style-name="T8"> has_the_same_value_as(T the_other);</text:span></text:p>
      <text:p text:style-name="P8"><text:s text:c="8"/>T copy_into_this();</text:p>
      <text:p text:style-name="P8"><text:s text:c="4"/>}</text:p>
      <text:p text:style-name="P12">}</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4"><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7"><text:span text:style-name="T2">namespace</text:span><text:span text:style-name="T8"> dddsample.domain.shared</text:span></text:p>
      <text:p text:style-name="P8">{</text:p>
      <text:p text:style-name="P15"><text:span text:style-name="T8"><text:s text:c="4"/></text:span><text:span text:style-name="T2">public</text:span><text:span text:style-name="T8"> </text:span><text:span text:style-name="T2">interface</text:span><text:span text:style-name="T8"> </text:span><text:span text:style-name="T14">IEntity</text:span><text:span text:style-name="T8">&lt;T, ID&gt;</text:span></text:p>
      <text:p text:style-name="P8"><text:s text:c="4"/>{</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Entities compare by identity, not by attributes.</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param name=</text:span><text:span text:style-name="T14">"the_other"</text:span><text:span text:style-name="T2">&gt;</text:span><text:span text:style-name="T29">The other entity.</text:span><text:span text:style-name="T2">&lt;/param&gt;</text:span></text:p>
      <text:p text:style-name="P15"><text:span text:style-name="T8"><text:s text:c="8"/></text:span><text:span text:style-name="T2">///</text:span><text:span text:style-name="T29"> </text:span><text:span text:style-name="T2">&lt;returns&gt;&lt;code&gt;</text:span><text:span text:style-name="T29">true</text:span><text:span text:style-name="T2">&lt;/code&gt;</text:span><text:span text:style-name="T29"> if the identities are the same,</text:span></text:p>
      <text:p text:style-name="P15"><text:span text:style-name="T8"><text:s text:c="8"/></text:span><text:span text:style-name="T2">///</text:span><text:span text:style-name="T29"> regardles of other attributes.</text:span><text:span text:style-name="T2">&lt;/returns&gt;</text:span></text:p>
      <text:p text:style-name="P15"><text:span text:style-name="T8"><text:s text:c="8"/></text:span><text:span text:style-name="T2">bool</text:span><text:span text:style-name="T8"> has_the_same_identity_as(T the_other);</text:span></text:p>
      <text:p text:style-name="P8"/>
      <text:p text:style-name="P15"><text:span text:style-name="T8"><text:s text:c="8"/></text:span><text:span text:style-name="T2">///</text:span><text:span text:style-name="T29"> </text:span><text:span text:style-name="T2">&lt;summary&gt;</text:span></text:p>
      <text:p text:style-name="P15"><text:soft-page-break/><text:span text:style-name="T8"><text:s text:c="8"/></text:span><text:span text:style-name="T2">///</text:span><text:span text:style-name="T29"> Entities have an identity.</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returns&gt;</text:span><text:span text:style-name="T29">The identity of this entity.</text:span><text:span text:style-name="T2">&lt;/returns&gt;</text:span></text:p>
      <text:p text:style-name="P8"><text:s text:c="8"/>ID identity();</text:p>
      <text:p text:style-name="P8"><text:s text:c="4"/>}</text:p>
      <text:p text:style-name="P8">}</text:p>
      <text:p text:style-name="P2"/>
      <text:p text:style-name="P2">La novedad, en este caso, seria ese metodo <text:span text:style-name="T26">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26">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4"><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7"><text:span text:style-name="T2">namespace</text:span><text:span text:style-name="T8"> dddsample.domain.shared</text:span></text:p>
      <text:p text:style-name="P8">{</text:p>
      <text:p text:style-name="P15"><text:span text:style-name="T8"><text:s text:c="4"/></text:span><text:span text:style-name="T2">///</text:span><text:span text:style-name="T29"> </text:span><text:span text:style-name="T2">&lt;summary&gt;</text:span></text:p>
      <text:p text:style-name="P15"><text:span text:style-name="T8"><text:s text:c="4"/></text:span><text:span text:style-name="T2">///</text:span><text:span text:style-name="T29"> A domain event is something that is unique, but does not have a lifecycle.</text:span></text:p>
      <text:p text:style-name="P15"><text:span text:style-name="T8"><text:s text:c="4"/></text:span><text:span text:style-name="T2">///</text:span><text:span text:style-name="T29"> The identity may be explicit, for example the sequence number of a payment, </text:span></text:p>
      <text:p text:style-name="P15"><text:span text:style-name="T8"><text:s text:c="4"/></text:span><text:span text:style-name="T2">///</text:span><text:span text:style-name="T29"> or it could be derived from various aspects of the event such as </text:span></text:p>
      <text:p text:style-name="P15"><text:span text:style-name="T8"><text:s text:c="4"/></text:span><text:span text:style-name="T2">///</text:span><text:span text:style-name="T29"> where, when and what has happened.</text:span></text:p>
      <text:p text:style-name="P15"><text:span text:style-name="T8"><text:s text:c="4"/></text:span><text:span text:style-name="T2">///</text:span><text:span text:style-name="T29"> </text:span><text:span text:style-name="T2">&lt;/summary&gt;</text:span></text:p>
      <text:p text:style-name="P15"><text:span text:style-name="T8"><text:s text:c="4"/></text:span><text:span text:style-name="T2">///</text:span><text:span text:style-name="T29"> </text:span><text:span text:style-name="T2">&lt;typeparam name=</text:span><text:span text:style-name="T14">"T"</text:span><text:span text:style-name="T2">&gt;&lt;/typeparam&gt;</text:span></text:p>
      <text:p text:style-name="P15"><text:span text:style-name="T8"><text:s text:c="4"/></text:span><text:span text:style-name="T2">public</text:span><text:span text:style-name="T8"> </text:span><text:span text:style-name="T2">interface</text:span><text:span text:style-name="T8"> </text:span><text:span text:style-name="T14">IDomainEvent</text:span><text:span text:style-name="T8">&lt;T&gt;</text:span></text:p>
      <text:p text:style-name="P8"><text:s text:c="4"/>{</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p>
      <text:p text:style-name="P15"><text:span text:style-name="T8"><text:s text:c="8"/></text:span><text:span text:style-name="T2">///</text:span><text:span text:style-name="T29"> </text:span><text:span text:style-name="T2">&lt;/summary&gt;</text:span></text:p>
      <text:p text:style-name="P15"><text:soft-page-break/><text:span text:style-name="T8"><text:s text:c="8"/></text:span><text:span text:style-name="T2">///</text:span><text:span text:style-name="T29"> </text:span><text:span text:style-name="T2">&lt;param name=</text:span><text:span text:style-name="T14">"the_other_event"</text:span><text:span text:style-name="T2">&gt;</text:span><text:span text:style-name="T29">The other domain event.</text:span><text:span text:style-name="T2">&lt;/param&gt;</text:span></text:p>
      <text:p text:style-name="P15"><text:span text:style-name="T8"><text:s text:c="8"/></text:span><text:span text:style-name="T2">///</text:span><text:span text:style-name="T29"> </text:span><text:span text:style-name="T2">&lt;returns&gt;&lt;code&gt;</text:span><text:span text:style-name="T29">true</text:span><text:span text:style-name="T2">&lt;/code&gt;</text:span><text:span text:style-name="T29"> if the given domain event </text:span></text:p>
      <text:p text:style-name="P15"><text:span text:style-name="T8"><text:s text:c="8"/></text:span><text:span text:style-name="T2">///</text:span><text:span text:style-name="T29"> and this event are regarded as being the same event.</text:span><text:span text:style-name="T2">&lt;/returns&gt;</text:span></text:p>
      <text:p text:style-name="P15"><text:span text:style-name="T8"><text:s text:c="8"/></text:span><text:span text:style-name="T2">bool</text:span><text:span text:style-name="T8"> is_the_same_event_as(T the_other_event);</text:span></text:p>
      <text:p text:style-name="P8"><text:s text:c="4"/>}</text:p>
      <text:p text:style-name="P8">}</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4"><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2374144" text:style-name="L3">
        <text:list-item>
          <text:p text:style-name="P22">AND</text:p>
        </text:list-item>
        <text:list-item>
          <text:p text:style-name="P22">OR</text:p>
        </text:list-item>
        <text:list-item>
          <text:p text:style-name="P22">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14"><text:span text:style-name="T3">namespace</text:span><text:span text:style-name="T10"> dddsample.domain.shared</text:span></text:p>
      <text:p text:style-name="P8">{</text:p>
      <text:p text:style-name="P15"><text:span text:style-name="T8"><text:s text:c="4"/></text:span><text:span text:style-name="T2">public</text:span><text:span text:style-name="T8"> </text:span><text:span text:style-name="T2">interface</text:span><text:span text:style-name="T8"> </text:span><text:span text:style-name="T14">ISpecification</text:span><text:span text:style-name="T8">&lt;T&gt;</text:span></text:p>
      <text:p text:style-name="P8"><text:soft-page-break/><text:s text:c="4"/>{</text:p>
      <text:p text:style-name="P15"><text:span text:style-name="T8"><text:s text:c="8"/></text:span><text:span text:style-name="T2">bool</text:span><text:span text:style-name="T8"> is_satisfied_by(T item);</text:span></text:p>
      <text:p text:style-name="P15"><text:span text:style-name="T8"><text:s text:c="8"/></text:span><text:span text:style-name="T14">ISpecification</text:span><text:span text:style-name="T8">&lt;T&gt; and(</text:span><text:span text:style-name="T14">ISpecification</text:span><text:span text:style-name="T8">&lt;T&gt; spec);</text:span></text:p>
      <text:p text:style-name="P15"><text:span text:style-name="T8"><text:s text:c="8"/></text:span><text:span text:style-name="T14">ISpecification</text:span><text:span text:style-name="T8">&lt;T&gt; or(</text:span><text:span text:style-name="T14">ISpecification</text:span><text:span text:style-name="T8">&lt;T&gt; spec);</text:span></text:p>
      <text:p text:style-name="P15"><text:span text:style-name="T8"><text:s text:c="8"/></text:span><text:span text:style-name="T14">ISpecification</text:span><text:span text:style-name="T8">&lt;T&gt; not();</text:span></text:p>
      <text:p text:style-name="P8"><text:s text:c="4"/>}</text:p>
      <text:p text:style-name="P8">}</text:p>
      <text:p text:style-name="P2"/>
      <text:p text:style-name="P2">aqui con toda la ceremonia implicita de los comentarios:</text:p>
      <text:p text:style-name="P2"/>
      <text:p text:style-name="P14"><text:span text:style-name="T3">namespace</text:span><text:span text:style-name="T10"> dddsample.domain.shared</text:span></text:p>
      <text:p text:style-name="P8">{</text:p>
      <text:p text:style-name="P15"><text:span text:style-name="T8"><text:s text:c="4"/></text:span><text:span text:style-name="T2">///</text:span><text:span text:style-name="T29"> </text:span><text:span text:style-name="T2">&lt;summary&gt;</text:span></text:p>
      <text:p text:style-name="P15"><text:span text:style-name="T8"><text:s text:c="4"/></text:span><text:span text:style-name="T2">///</text:span><text:span text:style-name="T29"> Specification interface.</text:span></text:p>
      <text:p text:style-name="P15"><text:span text:style-name="T8"><text:s text:c="4"/></text:span><text:span text:style-name="T2">///</text:span><text:span text:style-name="T29"> Use </text:span><text:span text:style-name="T2">&lt;code&gt;</text:span><text:span text:style-name="T29">AbstractSpecification</text:span><text:span text:style-name="T2">&lt;/code&gt;</text:span><text:span text:style-name="T29"> as base for creating specifications,</text:span></text:p>
      <text:p text:style-name="P15"><text:span text:style-name="T8"><text:s text:c="4"/></text:span><text:span text:style-name="T2">///</text:span><text:span text:style-name="T29"> and only the method </text:span><text:span text:style-name="T2">&lt;code&gt;</text:span><text:span text:style-name="T29">is_satisfied_by(Object)</text:span><text:span text:style-name="T2">&lt;/code&gt;</text:span><text:span text:style-name="T29"> must be implemented.</text:span></text:p>
      <text:p text:style-name="P15"><text:span text:style-name="T8"><text:s text:c="4"/></text:span><text:span text:style-name="T2">///</text:span><text:span text:style-name="T29"> </text:span><text:span text:style-name="T2">&lt;/summary&gt;</text:span></text:p>
      <text:p text:style-name="P15"><text:span text:style-name="T8"><text:s text:c="4"/></text:span><text:span text:style-name="T2">///</text:span><text:span text:style-name="T29"> </text:span><text:span text:style-name="T2">&lt;typeparam name=</text:span><text:span text:style-name="T14">"T"</text:span><text:span text:style-name="T2">&gt;&lt;/typeparam&gt;</text:span></text:p>
      <text:p text:style-name="P15"><text:span text:style-name="T8"><text:s text:c="4"/></text:span><text:span text:style-name="T2">public</text:span><text:span text:style-name="T8"> </text:span><text:span text:style-name="T2">interface</text:span><text:span text:style-name="T8"> </text:span><text:span text:style-name="T14">ISpecification</text:span><text:span text:style-name="T8">&lt;T&gt;</text:span></text:p>
      <text:p text:style-name="P8"><text:s text:c="4"/>{</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Check if </text:span><text:span text:style-name="T2">&lt;code&gt;</text:span><text:span text:style-name="T29">item</text:span><text:span text:style-name="T2">&lt;/code&gt;</text:span><text:span text:style-name="T29"> is satisfied by the specification.</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param name=</text:span><text:span text:style-name="T14">"item"</text:span><text:span text:style-name="T2">&gt;</text:span><text:span text:style-name="T29">Object to test.</text:span><text:span text:style-name="T2">&lt;/param&gt;</text:span></text:p>
      <text:p text:style-name="P15"><text:span text:style-name="T8"><text:s text:c="8"/></text:span><text:span text:style-name="T2">///</text:span><text:span text:style-name="T29"> </text:span><text:span text:style-name="T2">&lt;returns&gt;&lt;code&gt;</text:span><text:span text:style-name="T29">true</text:span><text:span text:style-name="T2">&lt;/code&gt;</text:span><text:span text:style-name="T29"> if </text:span><text:span text:style-name="T2">&lt;code&gt;</text:span><text:span text:style-name="T29">item</text:span><text:span text:style-name="T2">&lt;/code&gt;</text:span><text:span text:style-name="T29"> </text:span></text:p>
      <text:p text:style-name="P15"><text:span text:style-name="T8"><text:s text:c="8"/></text:span><text:span text:style-name="T2">///</text:span><text:span text:style-name="T29"> satisfies the specification.</text:span><text:span text:style-name="T2">&lt;/returns&gt;</text:span></text:p>
      <text:p text:style-name="P15"><text:span text:style-name="T8"><text:s text:c="8"/></text:span><text:span text:style-name="T2">bool</text:span><text:span text:style-name="T8"> is_satisfied_by(T item);</text:span></text:p>
      <text:p text:style-name="P8"/>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Create a new specification that is the AND operation </text:span></text:p>
      <text:p text:style-name="P15"><text:span text:style-name="T8"><text:s text:c="8"/></text:span><text:span text:style-name="T2">///</text:span><text:span text:style-name="T29"> of </text:span><text:span text:style-name="T2">&lt;code&gt;</text:span><text:span text:style-name="T29">this</text:span><text:span text:style-name="T2">&lt;/code&gt;</text:span><text:span text:style-name="T29"> specification and another specification.</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param name=</text:span><text:span text:style-name="T14">"spec"</text:span><text:span text:style-name="T2">&gt;</text:span><text:span text:style-name="T29">Specification to AND.</text:span><text:span text:style-name="T2">&lt;/param&gt;</text:span></text:p>
      <text:p text:style-name="P15"><text:span text:style-name="T8"><text:s text:c="8"/></text:span><text:span text:style-name="T2">///</text:span><text:span text:style-name="T29"> </text:span><text:span text:style-name="T2">&lt;returns&gt;</text:span><text:span text:style-name="T29">A new specification.</text:span><text:span text:style-name="T2">&lt;/returns&gt;</text:span></text:p>
      <text:p text:style-name="P15"><text:span text:style-name="T8"><text:s text:c="8"/></text:span><text:span text:style-name="T14">ISpecification</text:span><text:span text:style-name="T8">&lt;T&gt; and(</text:span><text:span text:style-name="T14">ISpecification</text:span><text:span text:style-name="T8">&lt;T&gt; spec);</text:span></text:p>
      <text:p text:style-name="P8"><text:s text:c="8"/></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Create a new specification that is the OR operation </text:span></text:p>
      <text:p text:style-name="P15"><text:span text:style-name="T8"><text:s text:c="8"/></text:span><text:span text:style-name="T2">///</text:span><text:span text:style-name="T29"> of </text:span><text:span text:style-name="T2">&lt;code&gt;</text:span><text:span text:style-name="T29">this</text:span><text:span text:style-name="T2">&lt;/code&gt;</text:span><text:span text:style-name="T29"> specification and another specification.</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param name=</text:span><text:span text:style-name="T14">"spec"</text:span><text:span text:style-name="T2">&gt;</text:span><text:span text:style-name="T29">Specification to OR.</text:span><text:span text:style-name="T2">&lt;/param&gt;</text:span></text:p>
      <text:p text:style-name="P15"><text:span text:style-name="T8"><text:s text:c="8"/></text:span><text:span text:style-name="T2">///</text:span><text:span text:style-name="T29"> </text:span><text:span text:style-name="T2">&lt;returns&gt;</text:span><text:span text:style-name="T29">A new specification.</text:span><text:span text:style-name="T2">&lt;/returns&gt;</text:span></text:p>
      <text:p text:style-name="P15"><text:span text:style-name="T8"><text:s text:c="8"/></text:span><text:span text:style-name="T14">ISpecification</text:span><text:span text:style-name="T8">&lt;T&gt; or(</text:span><text:span text:style-name="T14">ISpecification</text:span><text:span text:style-name="T8">&lt;T&gt; spec);</text:span></text:p>
      <text:p text:style-name="P8"><text:s text:c="8"/></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Create a new specification that is the NOT operation </text:span></text:p>
      <text:p text:style-name="P15"><text:span text:style-name="T8"><text:s text:c="8"/></text:span><text:span text:style-name="T2">///</text:span><text:span text:style-name="T29"> of </text:span><text:span text:style-name="T2">&lt;code&gt;</text:span><text:span text:style-name="T29">this</text:span><text:span text:style-name="T2">&lt;/code&gt;</text:span><text:span text:style-name="T29"> specification.</text:span></text:p>
      <text:p text:style-name="P15"><text:span text:style-name="T8"><text:s text:c="8"/></text:span><text:span text:style-name="T2">///</text:span><text:span text:style-name="T29"> </text:span><text:span text:style-name="T2">&lt;/summary&gt;</text:span></text:p>
      <text:p text:style-name="P15"><text:span text:style-name="T8"><text:s text:c="8"/></text:span><text:span text:style-name="T2">///</text:span><text:span text:style-name="T29"> </text:span><text:span text:style-name="T2">&lt;returns&gt;</text:span><text:span text:style-name="T29">A new specification.</text:span><text:span text:style-name="T2">&lt;/returns&gt;</text:span></text:p>
      <text:p text:style-name="P15"><text:span text:style-name="T8"><text:s text:c="8"/></text:span><text:span text:style-name="T14">ISpecification</text:span><text:span text:style-name="T8">&lt;T&gt; not();</text:span></text:p>
      <text:p text:style-name="P8"><text:s text:c="4"/>}</text:p>
      <text:p text:style-name="P8">}</text:p>
      <text:p text:style-name="P2"/>
      <text:p text:style-name="Standard"><text:span text:style-name="T31">NOTA: Creemos haber descubierto un error en el codigo java ya que la signatura propuesta para el metodo </text:span><text:span text:style-name="T32">not()</text:span><text:span text:style-name="T31"> es la siguiente:</text:span></text:p>
      <text:p text:style-name="P2"/>
      <text:p text:style-name="P14"><text:span text:style-name="T15">ISpecificationJava</text:span><text:span text:style-name="T10">&lt;T&gt; not(</text:span><text:span text:style-name="T15">ISpecificationJava</text:span><text:span text:style-name="T10">&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4"><text:span text:style-name="T2">var</text:span><text:span text:style-name="T8"> not_spec = </text:span><text:span text:style-name="T2">new</text:span><text:span text:style-name="T8"> </text:span><text:span text:style-name="T19">ThisIsYourSpecification</text:span><text:span text:style-name="T8">(</text:span><text:span text:style-name="T14">33</text:span><text:span text:style-name="T8">).not();</text:span></text:p>
      <text:p text:style-name="P2"/>
      <text:p text:style-name="P2">suponiendo que tuviesemos un Specification como:</text:p>
      <text:p text:style-name="P2"/>
      <text:p text:style-name="P25"><text:span text:style-name="T19">ThisIsYourSpecification</text:span></text:p>
      <text:p text:style-name="P2"/>
      <text:p text:style-name="P2">que admitiese numeros enteros, y haer la comprobacion que considerase oportuna</text:p>
      <text:p text:style-name="P2"/>
      <text:p text:style-name="P26"><text:span text:style-name="T19">ThisIsYourSpecification</text:span><text:span text:style-name="T8">(</text:span><text:span text:style-name="T14">33</text:span><text:span text:style-name="T8">)</text:span></text:p>
      <text:p text:style-name="P2"/>
      <text:p text:style-name="P2">si quisieramos negarla seria asi:</text:p>
      <text:p text:style-name="P2"/>
      <text:p text:style-name="P26"><text:span text:style-name="T19">ThisIsYourSpecification</text:span><text:span text:style-name="T8">(</text:span><text:span text:style-name="T14">33</text:span><text:span text:style-name="T8">).not()</text:span></text:p>
      <text:p text:style-name="P2"/>
      <text:p text:style-name="P2">y vemos claramente que:</text:p>
      <text:p text:style-name="P2"/>
      <text:p text:style-name="P26"><text:span text:style-name="T8">not()</text:span></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text:p>
      <text:p text:style-name="P2"/>
      <text:p text:style-name="P2">Explicar el problema</text:p>
      <text:p text:style-name="P2"/>
      <text:p text:style-name="P2">NOTA: Considerar:</text:p>
      <text:p text:style-name="P2"/>
      <text:p text:style-name="P17"><text:span text:style-name="T7">internal</text:span><text:span text:style-name="T13"> </text:span><text:span text:style-name="T7">class</text:span><text:span text:style-name="T13"> </text:span><text:span text:style-name="T23">AndSpecification</text:span><text:span text:style-name="T13">&lt;T&gt; : </text:span><text:span text:style-name="T18">ISpecification</text:span><text:span text:style-name="T13">&lt;T&gt;</text:span></text:p>
      <text:p text:style-name="P13">{</text:p>
      <text:p text:style-name="P18"><text:span text:style-name="T12"><text:s text:c="4"/></text:span><text:span text:style-name="T6">private</text:span><text:span text:style-name="T12"> </text:span><text:span text:style-name="T6">readonly</text:span><text:span text:style-name="T12"> </text:span><text:span text:style-name="T17">ISpecification</text:span><text:span text:style-name="T12">&lt;T&gt; left_side;</text:span></text:p>
      <text:p text:style-name="P18"><text:span text:style-name="T12"><text:s text:c="4"/></text:span><text:span text:style-name="T6">private</text:span><text:span text:style-name="T12"> </text:span><text:span text:style-name="T6">readonly</text:span><text:span text:style-name="T12"> </text:span><text:span text:style-name="T17">ISpecification</text:span><text:span text:style-name="T12">&lt;T&gt; right_side;</text:span></text:p>
      <text:p text:style-name="P13"/>
      <text:p text:style-name="P18"><text:span text:style-name="T12"><text:s text:c="4"/></text:span><text:span text:style-name="T6">public</text:span><text:span text:style-name="T12"> AndSpecification(</text:span><text:span text:style-name="T17">ISpecification</text:span><text:span text:style-name="T12">&lt;T&gt; left_side, </text:span><text:span text:style-name="T17">ISpecification</text:span><text:span text:style-name="T12">&lt;T&gt; right_side)</text:span></text:p>
      <text:p text:style-name="P13"><text:s text:c="4"/>{</text:p>
      <text:p text:style-name="P18"><text:span text:style-name="T12"><text:s text:c="8"/></text:span><text:span text:style-name="T6">this</text:span><text:span text:style-name="T12">.left_side = left_side;</text:span></text:p>
      <text:p text:style-name="P18"><text:span text:style-name="T12"><text:s text:c="8"/></text:span><text:span text:style-name="T6">this</text:span><text:span text:style-name="T12">.right_side = right_side;</text:span></text:p>
      <text:p text:style-name="P13"><text:s text:c="4"/>}</text:p>
      <text:p text:style-name="P13"/>
      <text:p text:style-name="P18"><text:span text:style-name="T12"><text:s text:c="4"/></text:span><text:span text:style-name="T6">public</text:span><text:span text:style-name="T12"> </text:span><text:span text:style-name="T6">bool</text:span><text:span text:style-name="T12"> is_satisfied_by(T item)</text:span></text:p>
      <text:p text:style-name="P13"><text:s text:c="4"/>{</text:p>
      <text:p text:style-name="P18"><text:span text:style-name="T12"><text:s text:c="8"/></text:span><text:span text:style-name="T6">return</text:span><text:span text:style-name="T12"> left_side.is_satisfied_by(item) &amp;&amp; right_side.is_satisfied_by(item);</text:span></text:p>
      <text:p text:style-name="P13"><text:s text:c="4"/>}</text:p>
      <text:p text:style-name="P13">}</text:p>
      <text:p text:style-name="P2"/>
      <text:p text:style-name="P2">y esto:</text:p>
      <text:p text:style-name="P2"/>
      <text:p text:style-name="P17"><text:span text:style-name="T7">public</text:span><text:span text:style-name="T13"> </text:span><text:span text:style-name="T7">static</text:span><text:span text:style-name="T13"> </text:span><text:span text:style-name="T7">class</text:span><text:span text:style-name="T13"> </text:span><text:span text:style-name="T23">SpecificationExtensions</text:span></text:p>
      <text:p text:style-name="P13">{</text:p>
      <text:p text:style-name="P18"><text:span text:style-name="T12"><text:s text:c="4"/></text:span><text:span text:style-name="T6">public</text:span><text:span text:style-name="T12"> </text:span><text:span text:style-name="T6">static</text:span><text:span text:style-name="T12"> </text:span><text:span text:style-name="T17">ISpecification</text:span><text:span text:style-name="T12">&lt;T&gt; and&lt;T&gt;(</text:span><text:span text:style-name="T6">this</text:span><text:span text:style-name="T12"> </text:span><text:span text:style-name="T17">ISpecification</text:span><text:span text:style-name="T12">&lt;T&gt; s1, </text:span></text:p>
      <text:p text:style-name="P18"><text:span text:style-name="T12"><text:s text:c="43"/></text:span><text:span text:style-name="T17">ISpecification</text:span><text:span text:style-name="T12">&lt;T&gt; s2)</text:span></text:p>
      <text:p text:style-name="P13"><text:s text:c="4"/>{</text:p>
      <text:p text:style-name="P18"><text:span text:style-name="T12"><text:s text:c="8"/></text:span><text:span text:style-name="T6">return</text:span><text:span text:style-name="T12"> </text:span><text:span text:style-name="T6">new</text:span><text:span text:style-name="T12"> </text:span><text:span text:style-name="T22">AndSpecification</text:span><text:span text:style-name="T12">&lt;T&gt;(s1, s2);</text:span></text:p>
      <text:p text:style-name="P13"><text:s text:c="4"/>}</text:p>
      <text:p text:style-name="P13"><text:soft-page-break/>}</text:p>
      <text:p text:style-name="P2"/>
      <text:p text:style-name="P2">Quiza el NOT sobre si mismo sea un extension method!!!</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8H14M43S</meta:editing-duration>
    <meta:editing-cycles>21</meta:editing-cycles>
    <meta:generator>OpenOffice.org/3.2$Win32 OpenOffice.org_project/320m12$Build-9483</meta:generator>
    <dc:date>2010-06-05T13:02:30.11</dc:date>
    <meta:document-statistic meta:table-count="0" meta:image-count="0" meta:object-count="0" meta:page-count="9" meta:paragraph-count="304" meta:word-count="2338" meta:character-count="17968"/>
    <meta:user-defined meta:name="Info 1"/>
    <meta:user-defined meta:name="Info 2"/>
    <meta:user-defined meta:name="Info 3"/>
    <meta:user-defined meta:name="Info 4"/>
  </office:meta>
</office:document-meta>
</file>